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RequestDataBinderFactory.createBinderInstance( @ Nullable Object target , String objectName , NativeWeb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RequestDataBinderFactory.ServletRequestDataBinderFactory( @ Nullable List &lt; InvocableHandlerMethod &gt; binderMethods , @ Nullable WebBindingInitializer initializ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